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2646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0.3193in"/>
    </style:style>
    <style:style style:name="co8" style:family="table-column">
      <style:table-column-properties fo:break-before="auto" style:column-width="0.298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3417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1.489in"/>
    </style:style>
    <style:style style:name="co14" style:family="table-column">
      <style:table-column-properties fo:break-before="auto" style:column-width="1.3016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4957in"/>
    </style:style>
    <style:style style:name="co17" style:family="table-column">
      <style:table-column-properties fo:break-before="auto" style:column-width="0.4402in"/>
    </style:style>
    <style:style style:name="co18" style:family="table-column">
      <style:table-column-properties fo:break-before="auto" style:column-width="0.452in"/>
    </style:style>
    <style:style style:name="co19" style:family="table-column">
      <style:table-column-properties fo:break-before="auto" style:column-width="1.7307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511in"/>
    </style:style>
    <style:style style:name="co22" style:family="table-column">
      <style:table-column-properties fo:break-before="auto" style:column-width="0.6217in"/>
    </style:style>
    <style:style style:name="co23" style:family="table-column">
      <style:table-column-properties fo:break-before="auto" style:column-width="1.061in"/>
    </style:style>
    <style:style style:name="co24" style:family="table-column">
      <style:table-column-properties fo:break-before="auto" style:column-width="0.6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IPIP_20_Big_20_5_20_Sample_20_Questionnaire">
      <style:table-properties table:display="true" style:writing-mode="lr-tb"/>
    </style:style>
    <style:style style:name="ta2" style:family="table" style:master-page-name="PageStyle_5f_Score_20_Values_20_for_20_.csv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text-position="0% 100%" fo:font-size="8pt" fo:font-weight="normal" style:text-underline-style="none" style:text-underline-color="font-color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Arial" style:text-position="0% 100%" fo:font-size="8pt" fo:font-weight="normal" style:text-line-through-type="none" fo:font-style="normal" style:text-outline="false" fo:text-shadow="none" fo:color="#000000" style:font-name-complex="Arial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style-complex="italic" style:font-name="Arial" style:font-style-asian="italic" style:font-weight-complex="normal" style:font-weight-asian="normal" style:font-size-complex="10pt" style:font-size-asian="10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5" style:family="text">
      <style:text-properties style:font-name="Arial" style:font-weight-complex="normal" style:font-weight-asian="normal" style:font-size-complex="10pt" style:font-size-asian="10pt" style:font-name-complex="Arial" style:text-position="0% 100%" fo:color="#000000" style:text-outline="false" style:text-line-through-type="none" style:text-underline-style="none" style:text-underline-color="font-color" fo:font-weight="normal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IPIP Big 5 Sample Questionnaire'.$B$125:.$C$125])" table:allow-empty-cell="true" table:display-list="no" table:base-cell-address="'IPIP Big 5 Sample Questionnaire'.B5">
          <table:help-message table:display="true">
            <text:p>Enter "x" or "X" in precisely one column per row. - If you enter a value in more than one column for a question, the score will use only the first one.</text:p>
          </table:help-message>
          <table:error-message table:message-type="stop" table:display="true"/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50 Item Big Five Sample Questionnaire – “I Am”</text:p>
          </table:table-cell>
          <table:covered-table-cell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2" office:value-type="string" calcext:value-type="string">
            <text:p>Zeronimo</text:p>
          </table:table-cell>
          <table:table-cell table:style-name="ce11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3" office:value-type="string" calcext:value-type="string">
            <text:p>With Respect to the Person Being Analyzed,</text:p>
          </table:table-cell>
          <table:table-cell table:style-name="ce12" office:value-type="string" calcext:value-type="string">
            <text:p>Very</text:p>
          </table:table-cell>
          <table:table-cell table:style-name="ce12" table:number-columns-repeated="3"/>
          <table:table-cell table:style-name="ce12" office:value-type="string" calcext:value-type="string">
            <text:p>Very</text:p>
          </table:table-cell>
          <table:table-cell table:style-name="ce16" office:value-type="string" calcext:value-type="string">
            <text:p>|</text:p>
          </table:table-cell>
          <table:table-cell table:style-name="ce3"/>
          <table:table-cell table:style-name="ce12"/>
          <table:table-cell table:style-name="ce13" table:number-columns-repeated="5"/>
          <table:table-cell table:style-name="ce17"/>
          <table:table-cell table:number-columns-repeated="49"/>
        </table:table-row>
        <table:table-row table:style-name="ro1">
          <table:table-cell table:style-name="ce3" office:value-type="string" calcext:value-type="string">
            <text:p>How Accurate Is Each Item?</text:p>
          </table:table-cell>
          <table:table-cell table:number-columns-repeated="2" table:style-name="ce12" office:value-type="string" calcext:value-type="string">
            <text:p>Inaccurate</text:p>
          </table:table-cell>
          <table:table-cell table:style-name="ce12" office:value-type="string" calcext:value-type="string">
            <text:p>Neutral</text:p>
          </table:table-cell>
          <table:table-cell table:number-columns-repeated="2" table:style-name="ce12" office:value-type="string" calcext:value-type="string">
            <text:p>Accurate</text:p>
          </table:table-cell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3" office:value-type="string" calcext:value-type="string">
            <text:p>Factor</text:p>
          </table:table-cell>
          <table:table-cell table:style-name="ce12" office:value-type="string" calcext:value-type="string">
            <text:p>Key</text:p>
          </table:table-cell>
          <table:table-cell table:number-columns-repeated="5" table:style-name="ce12" office:value-type="string" calcext:value-type="string">
            <text:p>Val</text:p>
          </table:table-cell>
          <table:table-cell table:style-name="ce18" office:value-type="string" calcext:value-type="string">
            <text:p>Score For This Item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the life of the party.</text:p>
          </table:table-cell>
          <table:table-cell table:style-name="ce32" table:content-validation-name="val1"/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8"/>
          <table:table-cell table:style-name="ce17"/>
          <table:table-cell table:number-columns-repeated="17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]);[.AJ5];IF(ISTEXT([.C5]);[.AK5];IF(ISTEXT([.D5]);[.AL5];IF(ISTEXT([.E5]);[.AM5];IF(ISTEXT([.F5]);[.AN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Feel little concern for oth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6]);[.AJ6];IF(ISTEXT([.C6]);[.AK6];IF(ISTEXT([.D6]);[.AL6];IF(ISTEXT([.E6]);[.AM6];IF(ISTEXT([.F6]);[.AN6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always prepare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7]);[.AJ7];IF(ISTEXT([.C7]);[.AK7];IF(ISTEXT([.D7]);[.AL7];IF(ISTEXT([.E7]);[.AM7];IF(ISTEXT([.F7]);[.AN7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Get stressed out easily.</text:p>
          </table:table-cell>
          <table:table-cell table:style-name="ce14" table:content-validation-name="val1" table:number-columns-repeated="4"/>
          <table:table-cell table:style-name="ce14" table:content-validation-name="val1" office:value-type="string" calcext:value-type="string">
            <text:p>x</text:p>
          </table:table-cell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8]);[.AJ8];IF(ISTEXT([.C8]);[.AK8];IF(ISTEXT([.D8]);[.AL8];IF(ISTEXT([.E8]);[.AM8];IF(ISTEXT([.F8]);[.AN8];0))))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a rich vocabular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9]);[.AJ9];IF(ISTEXT([.C9]);[.AK9];IF(ISTEXT([.D9]);[.AL9];IF(ISTEXT([.E9]);[.AM9];IF(ISTEXT([.F9]);[.AN9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Don't talk a lot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0]);[.AJ10];IF(ISTEXT([.C10]);[.AK10];IF(ISTEXT([.D10]);[.AL10];IF(ISTEXT([.E10]);[.AM10];IF(ISTEXT([.F10]);[.AN1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interested in peop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Leave my belongings aroun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2]);[.AJ12];IF(ISTEXT([.C12]);[.AK12];IF(ISTEXT([.D12]);[.AL12];IF(ISTEXT([.E12]);[.AM12];IF(ISTEXT([.F12]);[.AN12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relaxed most of the tim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3]);[.AJ13];IF(ISTEXT([.C13]);[.AK13];IF(ISTEXT([.D13]);[.AL13];IF(ISTEXT([.E13]);[.AM13];IF(ISTEXT([.F13]);[.AN1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difficulty understanding abstrac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Feel comfortable around peop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nsult peopl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16]);[.AJ16];IF(ISTEXT([.C16]);[.AK16];IF(ISTEXT([.D16]);[.AL16];IF(ISTEXT([.E16]);[.AM16];IF(ISTEXT([.F16]);[.AN16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Pay attention to detail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7]);[.AJ17];IF(ISTEXT([.C17]);[.AK17];IF(ISTEXT([.D17]);[.AL17];IF(ISTEXT([.E17]);[.AM17];IF(ISTEXT([.F17]);[.AN17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Worry about things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8]);[.AJ18];IF(ISTEXT([.C18]);[.AK18];IF(ISTEXT([.D18]);[.AL18];IF(ISTEXT([.E18]);[.AM18];IF(ISTEXT([.F18]);[.AN18];0))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a vivi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19]);[.AJ19];IF(ISTEXT([.C19]);[.AK19];IF(ISTEXT([.D19]);[.AL19];IF(ISTEXT([.E19]);[.AM19];IF(ISTEXT([.F19]);[.AN19];0))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Keep in the background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0]);[.AJ20];IF(ISTEXT([.C20]);[.AK20];IF(ISTEXT([.D20]);[.AL20];IF(ISTEXT([.E20]);[.AM20];IF(ISTEXT([.F20]);[.AN2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ympathize with others' feelings.</text:p>
          </table:table-cell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4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1]);[.AJ21];IF(ISTEXT([.C21]);[.AK21];IF(ISTEXT([.D21]);[.AL21];IF(ISTEXT([.E21]);[.AM21];IF(ISTEXT([.F21]);[.AN21];0)))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Make a mess of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2]);[.AJ22];IF(ISTEXT([.C22]);[.AK22];IF(ISTEXT([.D22]);[.AL22];IF(ISTEXT([.E22]);[.AM22];IF(ISTEXT([.F22]);[.AN22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eldom feel blu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not interested in abstract idea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tart conversation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not interested in other people's problem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26]);[.AJ26];IF(ISTEXT([.C26]);[.AK26];IF(ISTEXT([.D26]);[.AL26];IF(ISTEXT([.E26]);[.AM26];IF(ISTEXT([.F26]);[.AN26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Get chores done right away.</text:p>
          </table:table-cell>
          <table:table-cell table:style-name="ce14" table:content-validation-name="val1" table:number-columns-repeated="4"/>
          <table:table-cell table:style-name="ce14" table:content-validation-name="val1" office:value-type="string" calcext:value-type="string">
            <text:p>x</text:p>
          </table:table-cell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7]);[.AJ27];IF(ISTEXT([.C27]);[.AK27];IF(ISTEXT([.D27]);[.AL27];IF(ISTEXT([.E27]);[.AM27];IF(ISTEXT([.F27]);[.AN27];0)))))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easily disturbed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8]);[.AJ28];IF(ISTEXT([.C28]);[.AK28];IF(ISTEXT([.D28]);[.AL28];IF(ISTEXT([.E28]);[.AM28];IF(ISTEXT([.F28]);[.AN28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excellent idea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29]);[.AJ29];IF(ISTEXT([.C29]);[.AK29];IF(ISTEXT([.D29]);[.AL29];IF(ISTEXT([.E29]);[.AM29];IF(ISTEXT([.F29]);[.AN29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little to sa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a soft heart.</text:p>
          </table:table-cell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4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1]);[.AJ31];IF(ISTEXT([.C31]);[.AK31];IF(ISTEXT([.D31]);[.AL31];IF(ISTEXT([.E31]);[.AM31];IF(ISTEXT([.F31]);[.AN31];0)))))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Often forget to put things back in their proper place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Get upset easily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3]);[.AJ33];IF(ISTEXT([.C33]);[.AK33];IF(ISTEXT([.D33]);[.AL33];IF(ISTEXT([.E33]);[.AM33];IF(ISTEXT([.F33]);[.AN3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Do not have a good imagination.</text:p>
          </table:table-cell>
          <table:table-cell table:style-name="ce14" table:content-validation-name="val1" table:number-columns-repeated="2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2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4]);[.AJ34];IF(ISTEXT([.C34]);[.AK34];IF(ISTEXT([.D34]);[.AL34];IF(ISTEXT([.E34]);[.AM34];IF(ISTEXT([.F34]);[.AN34];0)))))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Talk to a lot of different people at partie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5]);[.AJ35];IF(ISTEXT([.C35]);[.AK35];IF(ISTEXT([.D35]);[.AL35];IF(ISTEXT([.E35]);[.AM35];IF(ISTEXT([.F35]);[.AN3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not really interested in other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Like order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Change my mood a lot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8]);[.AJ38];IF(ISTEXT([.C38]);[.AK38];IF(ISTEXT([.D38]);[.AL38];IF(ISTEXT([.E38]);[.AM38];IF(ISTEXT([.F38]);[.AN38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quick to understand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Don't like to draw attention to myself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0]);[.AJ40];IF(ISTEXT([.C40]);[.AK40];IF(ISTEXT([.D40]);[.AL40];IF(ISTEXT([.E40]);[.AM40];IF(ISTEXT([.F40]);[.AN4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Take time out for other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hirk my dutie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42]);[.AJ42];IF(ISTEXT([.C42]);[.AK42];IF(ISTEXT([.D42]);[.AL42];IF(ISTEXT([.E42]);[.AM42];IF(ISTEXT([.F42]);[.AN42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Have frequent mood sw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3]);[.AJ43];IF(ISTEXT([.C43]);[.AK43];IF(ISTEXT([.D43]);[.AL43];IF(ISTEXT([.E43]);[.AM43];IF(ISTEXT([.F43]);[.AN43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Use difficult word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4]);[.AJ44];IF(ISTEXT([.C44]);[.AK44];IF(ISTEXT([.D44]);[.AL44];IF(ISTEXT([.E44]);[.AM44];IF(ISTEXT([.F44]);[.AN44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Don't mind being the center of attention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5]);[.AJ45];IF(ISTEXT([.C45]);[.AK45];IF(ISTEXT([.D45]);[.AL45];IF(ISTEXT([.E45]);[.AM45];IF(ISTEXT([.F45]);[.AN45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Feel others' emotion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6]);[.AJ46];IF(ISTEXT([.C46]);[.AK46];IF(ISTEXT([.D46]);[.AL46];IF(ISTEXT([.E46]);[.AM46];IF(ISTEXT([.F46]);[.AN46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Follow a schedul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7]);[.AJ47];IF(ISTEXT([.C47]);[.AK47];IF(ISTEXT([.D47]);[.AL47];IF(ISTEXT([.E47]);[.AM47];IF(ISTEXT([.F47]);[.AN47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Get irritated easily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8]);[.AJ48];IF(ISTEXT([.C48]);[.AK48];IF(ISTEXT([.D48]);[.AL48];IF(ISTEXT([.E48]);[.AM48];IF(ISTEXT([.F48]);[.AN48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pend time reflecting on things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49]);[.AJ49];IF(ISTEXT([.C49]);[.AK49];IF(ISTEXT([.D49]);[.AL49];IF(ISTEXT([.E49]);[.AM49];IF(ISTEXT([.F49]);[.AN49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quiet around stranger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Extraversion</text:p>
          </table:table-cell>
          <table:table-cell table:style-name="ce13" office:value-type="string" calcext:value-type="string">
            <text:p><text:s/>-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IF(ISTEXT([.B50]);[.AJ50];IF(ISTEXT([.C50]);[.AK50];IF(ISTEXT([.D50]);[.AL50];IF(ISTEXT([.E50]);[.AM50];IF(ISTEXT([.F50]);[.AN50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Make people feel at eas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Agreeable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1]);[.AJ51];IF(ISTEXT([.C51]);[.AK51];IF(ISTEXT([.D51]);[.AL51];IF(ISTEXT([.E51]);[.AM51];IF(ISTEXT([.F51]);[.AN51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exacting in my work.</text:p>
          </table:table-cell>
          <table:table-cell table:style-name="ce14" table:content-validation-name="val1" table:number-columns-repeated="3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Conscientious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2]);[.AJ52];IF(ISTEXT([.C52]);[.AK52];IF(ISTEXT([.D52]);[.AL52];IF(ISTEXT([.E52]);[.AM52];IF(ISTEXT([.F52]);[.AN52];0)))))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Often feel blue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Neuroticism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I am full of ideas.</text:p>
          </table:table-cell>
          <table:table-cell table:style-name="ce14" table:content-validation-name="val1"/>
          <table:table-cell table:style-name="ce14" table:content-validation-name="val1" office:value-type="string" calcext:value-type="string">
            <text:p>x</text:p>
          </table:table-cell>
          <table:table-cell table:style-name="ce14" table:content-validation-name="val1" table:number-columns-repeated="3"/>
          <table:table-cell table:style-name="ce16" office:value-type="string" calcext:value-type="string">
            <text:p>|</text:p>
          </table:table-cell>
          <table:table-cell table:number-columns-repeated="26"/>
          <table:table-cell table:style-name="ce4" office:value-type="string" calcext:value-type="string">
            <text:p>Openness</text:p>
          </table:table-cell>
          <table:table-cell table:style-name="ce13" office:value-type="string" calcext:value-type="string">
            <text:p><text:s/>+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7" table:formula="of:=IF(ISTEXT([.B54]);[.AJ54];IF(ISTEXT([.C54]);[.AK54];IF(ISTEXT([.D54]);[.AL54];IF(ISTEXT([.E54]);[.AM54];IF(ISTEXT([.F54]);[.AN54];0)))))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table:style-name="ce32" table:content-validation-name="val1"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5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6" office:value-type="string" calcext:value-type="string">
            <text:p>|</text:p>
          </table:table-cell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6" office:value-type="string" calcext:value-type="string">
            <text:p><text:span text:style-name="T1">Items copied from </text:span><text:span text:style-name="T2">https://ipip.ori.org/New_IPIP-50-item-scale.htm</text:span><text:span text:style-name="T3"> on May 23, 2020.</text:span></text:p>
          </table:table-cell>
          <table:table-cell table:style-name="ce13" table:number-columns-repeated="5"/>
          <table:table-cell table:style-name="ce16"/>
          <table:table-cell table:number-columns-repeated="5"/>
          <table:table-cell table:style-name="ce13" table:number-columns-repeated="2"/>
          <table:table-cell table:style-name="ce17"/>
          <table:table-cell table:number-columns-repeated="49"/>
        </table:table-row>
        <table:table-row table:style-name="ro1" table:number-rows-repeated="2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7" office:value-type="string" calcext:value-type="string">
            <text:p>Results appear below, starting on row 101</text:p>
          </table:table-cell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/>
          <table:table-cell table:style-name="ce15" table:number-columns-repeated="2"/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 table:number-rows-repeated="6">
          <table:table-cell table:number-columns-repeated="4"/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 table:number-rows-repeated="6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 table:number-rows-repeated="24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number-columns-repeated="5"/>
          <table:table-cell table:style-name="ce1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2">
          <table:table-cell table:style-name="ce8" office:value-type="string" calcext:value-type="string">
            <text:p>Zeronimo</text:p>
          </table:table-cell>
          <table:table-cell table:style-name="ce15" office:value-type="string" calcext:value-type="string">
            <text:p>Raw 10-5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9" office:value-type="string" calcext:value-type="string">
            <text:p>Extraversion</text:p>
          </table:table-cell>
          <table:table-cell table:style-name="ce13" table:formula="of:=SUM([.AO5]+[.AO10]+[.AO15]+[.AO20]+[.AO25]+[.AO30]+[.AO35]+[.AO40]+[.AO45]+[.AO50])" office:value-type="float" office:value="40" calcext:value-type="float">
            <text:p>40</text:p>
          </table:table-cell>
          <table:table-cell table:style-name="ce13" table:formula="of:=PRODUCT(SUM( [.B102];-5);2)" office:value-type="float" office:value="70" calcext:value-type="float">
            <text:p>70</text:p>
          </table:table-cell>
          <table:table-cell table:style-name="ce13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High" calcext:value-type="string">
            <text:p>High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9" office:value-type="string" calcext:value-type="string">
            <text:p>Agreeableness</text:p>
          </table:table-cell>
          <table:table-cell table:style-name="ce13" table:formula="of:=SUM([.AO6]+[.AO11]+[.AO16]+[.AO21]+[.AO26]+[.AO31]+[.AO36]+[.AO41]+[.AO46]+[.AO51])" office:value-type="float" office:value="24" calcext:value-type="float">
            <text:p>24</text:p>
          </table:table-cell>
          <table:table-cell table:style-name="ce13" table:formula="of:=PRODUCT(SUM( [.B103];-5);2)" office:value-type="float" office:value="38" calcext:value-type="float">
            <text:p>38</text:p>
          </table:table-cell>
          <table:table-cell table:style-name="ce13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Low" calcext:value-type="string">
            <text:p>A Little Low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9" office:value-type="string" calcext:value-type="string">
            <text:p>Conscientiousness</text:p>
          </table:table-cell>
          <table:table-cell table:style-name="ce13" table:formula="of:=SUM([.AO7]+[.AO12]+[.AO17]+[.AO22]+[.AO27]+[.AO32]+[.AO37]+[.AO42]+[.AO47]+[.AO52])" office:value-type="float" office:value="29" calcext:value-type="float">
            <text:p>29</text:p>
          </table:table-cell>
          <table:table-cell table:style-name="ce13" table:formula="of:=PRODUCT(SUM( [.B104];-5);2)" office:value-type="float" office:value="48" calcext:value-type="float">
            <text:p>48</text:p>
          </table:table-cell>
          <table:table-cell table:style-name="ce13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9" office:value-type="string" calcext:value-type="string">
            <text:p>Neuroticism</text:p>
          </table:table-cell>
          <table:table-cell table:style-name="ce13" table:formula="of:=SUM([.AO8]+[.AO13]+[.AO18]+[.AO23]+[.AO28]+[.AO33]+[.AO38]+[.AO43]+[.AO48]+[.AO53])" office:value-type="float" office:value="32" calcext:value-type="float">
            <text:p>32</text:p>
          </table:table-cell>
          <table:table-cell table:style-name="ce13" table:formula="of:=PRODUCT(SUM( [.B105];-5);2)" office:value-type="float" office:value="54" calcext:value-type="float">
            <text:p>54</text:p>
          </table:table-cell>
          <table:table-cell table:style-name="ce13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 Little High" calcext:value-type="string">
            <text:p>A Little High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9" office:value-type="string" calcext:value-type="string">
            <text:p>Openness</text:p>
          </table:table-cell>
          <table:table-cell table:style-name="ce13" table:formula="of:=SUM([.AO9]+[.AO14]+[.AO19]+[.AO24]+[.AO29]+[.AO34]+[.AO39]+[.AO44]+[.AO49]+[.AO54])" office:value-type="float" office:value="30" calcext:value-type="float">
            <text:p>30</text:p>
          </table:table-cell>
          <table:table-cell table:style-name="ce13" table:formula="of:=PRODUCT(SUM( [.B106];-5);2)" office:value-type="float" office:value="50" calcext:value-type="float">
            <text:p>50</text:p>
          </table:table-cell>
          <table:table-cell table:style-name="ce13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verage" calcext:value-type="string">
            <text:p>Average</text:p>
          </table:table-cell>
          <table:table-cell table:style-name="ce13" table:number-columns-repeated="2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 table:number-rows-repeated="18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>
          <table:table-cell table:style-name="ce10" office:value-type="string" calcext:value-type="string">
            <text:p><text:span text:style-name="T4">Used for input validation</text:span><text:span text:style-name="T5">:</text:span>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1" table:number-rows-repeated="875">
          <table:table-cell/>
          <table:table-cell table:style-name="ce13" table:number-columns-repeated="5"/>
          <table:table-cell table:style-name="ce16"/>
          <table:table-cell/>
          <table:table-cell table:style-name="ce13" table:number-columns-repeated="6"/>
          <table:table-cell table:style-name="ce17"/>
          <table:table-cell table:number-columns-repeated="4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core Values for .csv" table:style-name="ta2">
        <office:forms form:automatic-focus="false" form:apply-design-mode="false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number-columns-repeated="20" table:default-cell-style-name="Default"/>
        <table:table-column table:style-name="co20" table:number-columns-repeated="38" table:default-cell-style-name="Default"/>
        <table:table-row table:style-name="ro1">
          <table:table-cell table:style-name="ce19" office:value-type="string" calcext:value-type="string">
            <text:p>Zeronimo</text:p>
          </table:table-cell>
          <table:table-cell table:style-name="ce4" office:value-type="string" calcext:value-type="string">
            <text:p>Raw 10-50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Meaning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Extraversion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Hig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Agreeablenes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 Little Low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Conscientiousness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Average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uroticis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A Little High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pennes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Average</text:p>
          </table:table-cell>
          <table:table-cell table:number-columns-repeated="60"/>
        </table:table-row>
        <table:table-row table:style-name="ro1" table:number-rows-repeated="994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2:50:20.54639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_20_Big_20_5_20_Sample_20_Questionnaire" style:display-name="PageStyle_IPIP Big 5 Sample Questionnai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ore_20_Values_20_for_20_.csv" style:display-name="PageStyle_Score Values for 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7T12:51:12.542782581</dc:date>
    <meta:editing-duration>PT52S</meta:editing-duration>
    <meta:editing-cycles>1</meta:editing-cycles>
    <meta:document-statistic meta:table-count="2" meta:cell-count="628" meta:object-count="0"/>
  </office:meta>
</office:document-meta>
</file>